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51.08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PageStyle_5f_個人借用登錄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fo:font-size="15pt" fo:font-weight="normal" style:text-underline-style="none" style:text-underline-color="font-color" style:text-line-through-type="none" fo:font-style="normal" style:text-outline="false" fo:text-shadow="none" style:text-position="0% 100%" style:font-size-asian="15pt" style:font-size-complex="15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個人借用登錄表" table:style-name="ta1" table:print-ranges="個人借用登錄表.A1:個人借用登錄表.G2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個　人　借　用　登　錄　表</text:p>
          </table:table-cell>
          <table:covered-table-cell table:number-columns-repeated="6" table:style-name="ce8"/>
          <table:table-cell table:style-name="ce13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7" table:number-rows-spanned="1">
            <text:p>部　　門：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姓名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編號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2">
            <text:p>日期</text:p>
          </table:table-cell>
          <table:table-cell table:style-name="ce4" office:value-type="string" calcext:value-type="string" table:number-columns-spanned="1" table:number-rows-spanned="2">
            <text:p>編號</text:p>
          </table:table-cell>
          <table:table-cell table:style-name="ce11" office:value-type="string" calcext:value-type="string">
            <text:p>檔</text:p>
          </table:table-cell>
          <table:table-cell table:style-name="ce11" office:value-type="string" calcext:value-type="string">
            <text:p>數</text:p>
          </table:table-cell>
          <table:table-cell table:style-name="ce4" office:value-type="string" calcext:value-type="string" table:number-columns-spanned="1" table:number-rows-spanned="2">
            <text:p>品<text:span text:style-name="T1">        </text:span><text:span text:style-name="T2">名</text:span></text:p>
          </table:table-cell>
          <table:table-cell table:style-name="ce11" office:value-type="string" calcext:value-type="string">
            <text:p>借用人</text:p>
          </table:table-cell>
          <table:table-cell table:style-name="ce11" office:value-type="string" calcext:value-type="string">
            <text:p>歸還承辦</text:p>
          </table:table-cell>
          <table:table-cell table:style-name="ce14" table:number-columns-repeated="1017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位</text:p>
          </table:table-cell>
          <table:table-cell table:style-name="ce12" office:value-type="string" calcext:value-type="string">
            <text:p>量</text:p>
          </table:table-cell>
          <table:covered-table-cell table:style-name="ce5"/>
          <table:table-cell table:style-name="ce12" office:value-type="string" calcext:value-type="string">
            <text:p>簽　名</text:p>
          </table:table-cell>
          <table:table-cell table:style-name="ce12" office:value-type="string" calcext:value-type="string">
            <text:p>人／日期</text:p>
          </table:table-cell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10" table:number-columns-repeated="6"/>
          <table:table-cell table:number-columns-repeated="1017"/>
        </table:table-row>
        <table:table-row table:style-name="ro4" table:number-rows-repeated="5">
          <table:table-cell table:style-name="ce7"/>
          <table:table-cell table:number-columns-repeated="1023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 table:number-rows-repeated="10">
          <table:table-cell table:number-columns-repeated="102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4.01mm" fo:margin-right="14.01mm" style:first-page-number="continue" loext:scale-to-X="1" loext:scale-to-Y="1" style:table-centering="both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25:10.2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個人借用登錄表" style:display-name="PageStyle_個人借用登錄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58:10</meta:creation-date>
    <dc:date>2017-01-16T01:26:48.515000000</dc:date>
    <meta:print-date>2004-03-26T10:58:35</meta:print-date>
    <meta:generator>LibreOffice/5.2.3.3$Windows_x86 LibreOffice_project/d54a8868f08a7b39642414cf2c8ef2f228f780cf</meta:generator>
    <meta:editing-duration>PT1M38S</meta:editing-duration>
    <meta:editing-cycles>1</meta:editing-cycles>
    <meta:document-statistic meta:table-count="1" meta:cell-count="32" meta:object-count="0"/>
  </office:meta>
</office:document-meta>
</file>